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7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5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2-0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9 0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116" calcext:value-type="float">
            <text:p>5.24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7672" calcext:value-type="float">
            <text:p>5.1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64232258065" calcext:value-type="float">
            <text:p>5.114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154219354839" calcext:value-type="float">
            <text:p>5.161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27458064516" calcext:value-type="float">
            <text:p>5.0482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914812903226" calcext:value-type="float">
            <text:p>4.909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93496774194" calcext:value-type="float">
            <text:p>4.739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59393103448" calcext:value-type="float">
            <text:p>4.80459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0245" calcext:value-type="float">
            <text:p>4.7680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8495483871" calcext:value-type="float">
            <text:p>4.621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2336" calcext:value-type="float">
            <text:p>4.9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15825" calcext:value-type="float">
            <text:p>5.076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5072" calcext:value-type="float">
            <text:p>5.09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98632258065" calcext:value-type="float">
            <text:p>5.1999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51483870968" calcext:value-type="float">
            <text:p>5.274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80129032258" calcext:value-type="float">
            <text:p>5.169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86451612903" calcext:value-type="float">
            <text:p>5.048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93858064516" calcext:value-type="float">
            <text:p>5.0269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37187096774" calcext:value-type="float">
            <text:p>4.9663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32993103448" calcext:value-type="float">
            <text:p>4.9783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88774193549" calcext:value-type="float">
            <text:p>4.98888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25496774194" calcext:value-type="float">
            <text:p>5.014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6376" calcext:value-type="float">
            <text:p>5.05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44685714286" calcext:value-type="float">
            <text:p>4.9904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97" calcext:value-type="float">
            <text:p>5.2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39466666667" calcext:value-type="float">
            <text:p>5.0203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26193548387" calcext:value-type="float">
            <text:p>4.996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82885714286" calcext:value-type="float">
            <text:p>4.9988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213418181818" calcext:value-type="float">
            <text:p>5.02213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668" calcext:value-type="float">
            <text:p>4.9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23948387097" calcext:value-type="float">
            <text:p>4.927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62813793103" calcext:value-type="float">
            <text:p>4.92062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61625" calcext:value-type="float">
            <text:p>4.930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16077419355" calcext:value-type="float">
            <text:p>4.961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6664" calcext:value-type="float">
            <text:p>5.00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53575" calcext:value-type="float">
            <text:p>5.048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8664" calcext:value-type="float">
            <text:p>5.0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98193548387" calcext:value-type="float">
            <text:p>5.041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07025" calcext:value-type="float">
            <text:p>5.1340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8016" calcext:value-type="float">
            <text:p>5.09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86167741936" calcext:value-type="float">
            <text:p>5.0138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706012903226" calcext:value-type="float">
            <text:p>4.967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45058064516" calcext:value-type="float">
            <text:p>4.932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898" calcext:value-type="float">
            <text:p>4.89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28375" calcext:value-type="float">
            <text:p>4.937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62812903226" calcext:value-type="float">
            <text:p>4.939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94219354839" calcext:value-type="float">
            <text:p>4.932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17032258065" calcext:value-type="float">
            <text:p>4.767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7376" calcext:value-type="float">
            <text:p>4.70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23148387097" calcext:value-type="float">
            <text:p>4.863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25238709677" calcext:value-type="float">
            <text:p>5.1902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558477419355" calcext:value-type="float">
            <text:p>5.3055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670116129032" calcext:value-type="float">
            <text:p>5.2167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61161290323" calcext:value-type="float">
            <text:p>5.151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95174193548" calcext:value-type="float">
            <text:p>5.1199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77457142857" calcext:value-type="float">
            <text:p>5.1087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58775" calcext:value-type="float">
            <text:p>5.115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14374193549" calcext:value-type="float">
            <text:p>5.13214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836" calcext:value-type="float">
            <text:p>5.1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6965" calcext:value-type="float">
            <text:p>5.1916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6392" calcext:value-type="float">
            <text:p>5.13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89744516129" calcext:value-type="float">
            <text:p>5.018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34875" calcext:value-type="float">
            <text:p>5.04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176" calcext:value-type="float">
            <text:p>5.3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152" calcext:value-type="float">
            <text:p>5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36266666667" calcext:value-type="float">
            <text:p>5.3993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14116129032" calcext:value-type="float">
            <text:p>5.308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26" calcext:value-type="float">
            <text:p>5.2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46375" calcext:value-type="float">
            <text:p>5.2344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15779310345" calcext:value-type="float">
            <text:p>5.2301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09961290323" calcext:value-type="float">
            <text:p>5.246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0735483871" calcext:value-type="float">
            <text:p>5.27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2512" calcext:value-type="float">
            <text:p>5.33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50941935484" calcext:value-type="float">
            <text:p>5.4155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509018181818" calcext:value-type="float">
            <text:p>5.30509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7184" calcext:value-type="float">
            <text:p>5.2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7295483871" calcext:value-type="float">
            <text:p>5.185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3496" calcext:value-type="float">
            <text:p>5.1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25651612903" calcext:value-type="float">
            <text:p>5.137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36885714286" calcext:value-type="float">
            <text:p>5.1283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05006451613" calcext:value-type="float">
            <text:p>5.1200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61625806452" calcext:value-type="float">
            <text:p>5.139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51380645161" calcext:value-type="float">
            <text:p>5.1925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55767741935" calcext:value-type="float">
            <text:p>5.2485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040283870968" calcext:value-type="float">
            <text:p>5.140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56309677419" calcext:value-type="float">
            <text:p>5.107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61187096774" calcext:value-type="float">
            <text:p>5.362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556" calcext:value-type="float">
            <text:p>5.33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3185" calcext:value-type="float">
            <text:p>5.2153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98075" calcext:value-type="float">
            <text:p>5.1799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73457142857" calcext:value-type="float">
            <text:p>5.1697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17032258065" calcext:value-type="float">
            <text:p>5.148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985909677419" calcext:value-type="float">
            <text:p>5.189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66348387097" calcext:value-type="float">
            <text:p>5.271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13006451613" calcext:value-type="float">
            <text:p>5.379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79458064516" calcext:value-type="float">
            <text:p>5.398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98838709678" calcext:value-type="float">
            <text:p>5.3639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19664516129" calcext:value-type="float">
            <text:p>5.334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92774193548" calcext:value-type="float">
            <text:p>5.3089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833212903226" calcext:value-type="float">
            <text:p>5.2383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72903225807" calcext:value-type="float">
            <text:p>5.1447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0124137931" calcext:value-type="float">
            <text:p>5.118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06451612903" calcext:value-type="float">
            <text:p>5.125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71690322581" calcext:value-type="float">
            <text:p>5.133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53987096774" calcext:value-type="float">
            <text:p>5.1675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09858064516" calcext:value-type="float">
            <text:p>5.1640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26136" calcext:value-type="float">
            <text:p>5.11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88525" calcext:value-type="float">
            <text:p>5.1778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71984516129" calcext:value-type="float">
            <text:p>5.287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07483870968" calcext:value-type="float">
            <text:p>5.1830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71690322581" calcext:value-type="float">
            <text:p>5.133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82625" calcext:value-type="float">
            <text:p>5.086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18606451613" calcext:value-type="float">
            <text:p>5.065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8255" calcext:value-type="float">
            <text:p>5.08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35225" calcext:value-type="float">
            <text:p>5.1043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831" calcext:value-type="float">
            <text:p>5.124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602690909091" calcext:value-type="float">
            <text:p>5.22602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55019354839" calcext:value-type="float">
            <text:p>5.225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43125" calcext:value-type="float">
            <text:p>4.974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71025" calcext:value-type="float">
            <text:p>5.301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32825" calcext:value-type="float">
            <text:p>5.293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2755" calcext:value-type="float">
            <text:p>5.2522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19509677419" calcext:value-type="float">
            <text:p>5.211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5884137931" calcext:value-type="float">
            <text:p>5.1545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94285714286" calcext:value-type="float">
            <text:p>5.1489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28933333333" calcext:value-type="float">
            <text:p>5.1512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634514285714" calcext:value-type="float">
            <text:p>5.1563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41651612903" calcext:value-type="float">
            <text:p>4.8934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97780645161" calcext:value-type="float">
            <text:p>4.713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00516129032" calcext:value-type="float">
            <text:p>5.363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30266666667" calcext:value-type="float">
            <text:p>5.4273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97" calcext:value-type="float">
            <text:p>5.2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70892307692" calcext:value-type="float">
            <text:p>5.34970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64971428571" calcext:value-type="float">
            <text:p>5.3616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021161290323" calcext:value-type="float">
            <text:p>5.3802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26012903226" calcext:value-type="float">
            <text:p>5.424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088" calcext:value-type="float">
            <text:p>5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46325" calcext:value-type="float">
            <text:p>5.611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26" calcext:value-type="float">
            <text:p>5.63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13858064516" calcext:value-type="float">
            <text:p>5.484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84980645161" calcext:value-type="float">
            <text:p>5.5948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47561290323" calcext:value-type="float">
            <text:p>5.587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66890322581" calcext:value-type="float">
            <text:p>5.5116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85032" calcext:value-type="float">
            <text:p>5.44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38451612903" calcext:value-type="float">
            <text:p>5.399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46028571429" calcext:value-type="float">
            <text:p>5.42446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88981818182" calcext:value-type="float">
            <text:p>5.45688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0" meta:object-count="0"/>
    <meta:user-defined meta:name="AppVersion">3.0</meta:user-defined>
  </office:meta>
</office:document-meta>
</file>